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áctica 4</text:title></text:p>
      <text:p text:style-name="OrgTitle"/>
      <text:p text:style-name="OrgSubtitle"><text:initial-creator>Luis Eduardo Galindo Amaya</text:initial-creator></text:p>
      <text:p text:style-name="OrgSubtitle"/>
      <text:p text:style-name="OrgSubtitle">2023-10-08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Contents_20_1"><text:a xlink:type="simple" xlink:href="#orgddce6fe">1. A</text:a></text:p>
          <text:p text:style-name="Contents_20_1"><text:a xlink:type="simple" xlink:href="#orga8678fa">2. B</text:a></text:p>
          <text:p text:style-name="Contents_20_1"><text:a xlink:type="simple" xlink:href="#org2f9f911">3. C</text:a></text:p>
          <text:p text:style-name="Contents_20_1"><text:a xlink:type="simple" xlink:href="#org6062b44">4. D</text:a></text:p>
          <text:p text:style-name="Contents_20_1"><text:a xlink:type="simple" xlink:href="#org6a15606">5. E</text:a></text:p>
        </text:index-body>
      </text:table-of-content>
      <text:h text:style-name="Heading_20_1" text:outline-level="1" text:is-list-header="false">
<text:bookmark-start text:name="OrgXref.orgddce6fe"/>
<text:bookmark text:name="orgddce6fe"/>A
<text:bookmark-end text:name="OrgXref.orgddce6fe"/></text:h>
      <text:p text:style-name="OrgFixedWidthBlock">-- Usar la base de datos classicmodels</text:p>
      <text:p text:style-name="OrgFixedWidthBlock">USE classicmodels;</text:p>
      <text:p text:style-name="OrgFixedWidthBlock"/>
      <text:p text:style-name="OrgFixedWidthBlock">-- Crear una tabla temporal para productos y líneas de producto</text:p>
      <text:p text:style-name="OrgFixedWidthBlock">CREATE TEMPORARY TABLE IF NOT EXISTS product_details AS</text:p>
      <text:p text:style-name="OrgFixedWidthBlock">SELECT</text:p>
      <text:p text:style-name="OrgFixedWidthBlock"> <text:s text:c="3"/>productlines.productLine AS Categoria,</text:p>
      <text:p text:style-name="OrgFixedWidthBlock"> <text:s text:c="3"/>products.productCode AS Codigo_Producto,</text:p>
      <text:p text:style-name="OrgFixedWidthBlock"> <text:s text:c="3"/>products.productName AS Nombre_Producto</text:p>
      <text:p text:style-name="OrgFixedWidthBlock">FROM</text:p>
      <text:p text:style-name="OrgFixedWidthBlock"> <text:s text:c="3"/>products</text:p>
      <text:p text:style-name="OrgFixedWidthBlock"> <text:s text:c="3"/>INNER JOIN productlines ON products.productLine = productlines.productLine;</text:p>
      <text:p text:style-name="OrgFixedWidthBlock"/>
      <text:p text:style-name="OrgFixedWidthBlock">-- Crear una tabla temporal para productos y cantidades de pedido</text:p>
      <text:p text:style-name="OrgFixedWidthBlock">CREATE TEMPORARY TABLE IF NOT EXISTS product_quantity AS</text:p>
      <text:p text:style-name="OrgFixedWidthBlock">SELECT</text:p>
      <text:p text:style-name="OrgFixedWidthBlock"> <text:s text:c="3"/>orderdetails.productCode AS Codigo_Producto,</text:p>
      <text:p text:style-name="OrgFixedWidthBlock"> <text:s text:c="3"/>sum(orderdetails.quantityOrdered) AS Total_Producto_Ordenado</text:p>
      <text:p text:style-name="OrgFixedWidthBlock">FROM</text:p>
      <text:p text:style-name="OrgFixedWidthBlock"> <text:s text:c="3"/>products</text:p>
      <text:p text:style-name="OrgFixedWidthBlock"> <text:s text:c="3"/>CROSS JOIN orderdetails</text:p>
      <text:p text:style-name="OrgFixedWidthBlock">WHERE</text:p>
      <text:p text:style-name="OrgFixedWidthBlock"> <text:s text:c="3"/>products.productCode = orderdetails.productCode</text:p>
      <text:p text:style-name="OrgFixedWidthBlock">GROUP BY</text:p>
      <text:p text:style-name="OrgFixedWidthBlock"> <text:s text:c="3"/>Codigo_Producto;</text:p>
      <text:p text:style-name="OrgFixedWidthBlock"/>
      <text:p text:style-name="OrgFixedWidthBlock">-- maximo valor de la tabla</text:p>
      <text:p text:style-name="OrgFixedWidthBlock">CREATE TEMPORARY TABLE IF NOT EXISTS max_product_quantity AS</text:p>
      <text:p text:style-name="OrgFixedWidthBlock">SELECT</text:p>
      <text:p text:style-name="OrgFixedWidthBlock"> <text:s text:c="3"/>max(Total_Producto_Ordenado) AS Total_Producto_Ordenado</text:p>
      <text:p text:style-name="OrgFixedWidthBlock">FROM</text:p>
      <text:p text:style-name="OrgFixedWidthBlock"> <text:s text:c="3"/>product_quantity;</text:p>
      <text:p text:style-name="OrgFixedWidthBlock"/>
      <text:p text:style-name="OrgFixedWidthBlock">-- maximo valor de la tabla con codigo</text:p>
      <text:p text:style-name="OrgFixedWidthBlock">CREATE TEMPORARY TABLE IF NOT EXISTS max_product AS</text:p>
      <text:p text:style-name="OrgFixedWidthBlock">SELECT</text:p>
      <text:p text:style-name="OrgFixedWidthBlock"> <text:s text:c="3"/>pq.Codigo_Producto AS Codigo_Producto,</text:p>
      <text:p text:style-name="OrgFixedWidthBlock"> <text:s text:c="3"/>mq.Total_Producto_Ordenado AS Total_Producto_Ordenado</text:p>
      <text:p text:style-name="OrgFixedWidthBlock">FROM</text:p>
      <text:p text:style-name="OrgFixedWidthBlock"> <text:s text:c="3"/>product_quantity AS pq</text:p>
      <text:p text:style-name="OrgFixedWidthBlock"> <text:s text:c="3"/>CROSS JOIN max_product_quantity AS mq</text:p>
      <text:p text:style-name="OrgFixedWidthBlock">WHERE</text:p>
      <text:p text:style-name="OrgFixedWidthBlock"> <text:s text:c="3"/>pq.Total_Producto_Ordenado = mq.Total_Producto_Ordenado;</text:p>
      <text:p text:style-name="OrgFixedWidthBlock"/>
      <text:p text:style-name="OrgFixedWidthBlock">-- detalles del articulo mas vendido</text:p>
      <text:p text:style-name="OrgFixedWidthBlock">CREATE TEMPORARY TABLE IF NOT EXISTS max_product_details AS</text:p>
      <text:p text:style-name="OrgFixedWidthBlock">SELECT</text:p>
      <text:p text:style-name="OrgFixedWidthBlock"> <text:s text:c="3"/>*</text:p>
      <text:p text:style-name="OrgFixedWidthBlock">FROM</text:p>
      <text:p text:style-name="OrgFixedWidthBlock"> <text:s text:c="3"/>product_details</text:p>
      <text:p text:style-name="OrgFixedWidthBlock">WHERE</text:p>
      <text:p text:style-name="OrgFixedWidthBlock"> <text:s text:c="3"/>product_details.Codigo_Producto IN (</text:p>
      <text:p text:style-name="OrgFixedWidthBlock"> <text:s text:c="7"/>SELECT</text:p>
      <text:p text:style-name="OrgFixedWidthBlock"> <text:s text:c="11"/>Codigo_Producto</text:p>
      <text:p text:style-name="OrgFixedWidthBlock"> <text:s text:c="7"/>FROM</text:p>
      <text:p text:style-name="OrgFixedWidthBlock"> <text:s text:c="11"/>max_product);</text:p>
      <text:p text:style-name="OrgFixedWidthBlock"/>
      <text:p text:style-name="OrgFixedWidthBlock">-- salida</text:p>
      <text:p text:style-name="OrgFixedWidthBlock">SELECT</text:p>
      <text:p text:style-name="OrgFixedWidthBlock"> <text:s text:c="3"/>max_product_details.Categoria,</text:p>
      <text:p text:style-name="OrgFixedWidthBlock"> <text:s text:c="3"/>max_product_details.Codigo_Producto,</text:p>
      <text:p text:style-name="OrgFixedWidthBlock"> <text:s text:c="3"/>max_product_details.Nombre_Producto,</text:p>
      <text:p text:style-name="OrgFixedWidthBlock"> <text:s text:c="3"/>max_product.Total_Producto_Ordenado</text:p>
      <text:p text:style-name="OrgFixedWidthBlock">FROM</text:p>
      <text:p text:style-name="OrgFixedWidthBlock"> <text:s text:c="3"/>max_product_details</text:p>
      <text:p text:style-name="OrgFixedWidthBlock"> <text:s text:c="3"/>CROSS JOIN max_product;</text:p>
      <text:p text:style-name="OrgFixedWidthBlock"/>
      <text:p text:style-name="OrgFixedWidthBlock"/>
      <text:p text:style-name="OrgFixedWidthBlock">-- eliminar las tablas</text:p>
      <text:p text:style-name="OrgFixedWidthBlock">DROP TABLE IF EXISTS product_details;</text:p>
      <text:p text:style-name="OrgFixedWidthBlock">DROP TABLE IF EXISTS max_product_quantity;</text:p>
      <text:p text:style-name="OrgFixedWidthBlock">DROP TABLE IF EXISTS product_quantity;</text:p>
      <text:p text:style-name="OrgFixedWidthBlock">DROP TABLE IF EXISTS max_product;</text:p>
      <text:p text:style-name="OrgFixedWidthBlockLastLine">DROP TABLE IF EXISTS max_product_details;</text:p>
      <text:h text:style-name="Heading_20_1" text:outline-level="1" text:is-list-header="false">
<text:bookmark-start text:name="OrgXref.orga8678fa"/>
<text:bookmark text:name="orga8678fa"/>B
<text:bookmark-end text:name="OrgXref.orga8678fa"/></text:h>
      <text:p text:style-name="OrgFixedWidthBlock">-- Usar la base de datos classicmodels</text:p>
      <text:p text:style-name="OrgFixedWidthBlock">USE classicmodels;</text:p>
      <text:p text:style-name="OrgFixedWidthBlock"/>
      <text:p text:style-name="OrgFixedWidthBlock">SELECT DISTINCT orders.status</text:p>
      <text:p text:style-name="OrgFixedWidthBlockLastLine">FROM orders;</text:p>
      <text:h text:style-name="Heading_20_1" text:outline-level="1" text:is-list-header="false">
<text:bookmark-start text:name="OrgXref.org2f9f911"/>
<text:bookmark text:name="org2f9f911"/>C
<text:bookmark-end text:name="OrgXref.org2f9f911"/></text:h>
      <text:p text:style-name="OrgFixedWidthBlock">-- Usar la base de datos classicmodels</text:p>
      <text:p text:style-name="OrgFixedWidthBlock">USE classicmodels;</text:p>
      <text:p text:style-name="OrgFixedWidthBlock"/>
      <text:p text:style-name="OrgFixedWidthBlock">SELECT</text:p>
      <text:p text:style-name="OrgFixedWidthBlock"> <text:s text:c="3"/>Año,</text:p>
      <text:p text:style-name="OrgFixedWidthBlock"> <text:s text:c="3"/>Mes,</text:p>
      <text:p text:style-name="OrgFixedWidthBlock"> <text:s text:c="3"/>Estado_Orden,</text:p>
      <text:p text:style-name="OrgFixedWidthBlock"> <text:s text:c="3"/>count(Estado_Orden) AS Total_Orden_Estado</text:p>
      <text:p text:style-name="OrgFixedWidthBlock">FROM (</text:p>
      <text:p text:style-name="OrgFixedWidthBlock"> <text:s text:c="3"/>SELECT</text:p>
      <text:p text:style-name="OrgFixedWidthBlock"> <text:s text:c="7"/>year (orders.orderDate) AS Año,</text:p>
      <text:p text:style-name="OrgFixedWidthBlock"> <text:s text:c="7"/>MONTHNAME (orders.orderDate) AS Mes,</text:p>
      <text:p text:style-name="OrgFixedWidthBlock"> <text:s text:c="7"/>orders.status AS Estado_Orden</text:p>
      <text:p text:style-name="OrgFixedWidthBlock"> <text:s text:c="3"/>FROM</text:p>
      <text:p text:style-name="OrgFixedWidthBlock"> <text:s text:c="7"/>orders) estados_orden</text:p>
      <text:p text:style-name="OrgFixedWidthBlock">GROUP BY</text:p>
      <text:p text:style-name="OrgFixedWidthBlock"> <text:s text:c="3"/>Año,</text:p>
      <text:p text:style-name="OrgFixedWidthBlock"> <text:s text:c="3"/>Mes,</text:p>
      <text:p text:style-name="OrgFixedWidthBlockLastLine"> <text:s text:c="3"/>Estado_Orden;</text:p>
      <text:h text:style-name="Heading_20_1" text:outline-level="1" text:is-list-header="false">
<text:bookmark-start text:name="OrgXref.org6062b44"/>
<text:bookmark text:name="org6062b44"/>D
<text:bookmark-end text:name="OrgXref.org6062b44"/></text:h>
      <text:p text:style-name="OrgFixedWidthBlock">USE classicmodels;</text:p>
      <text:p text:style-name="OrgFixedWidthBlock"/>
      <text:p text:style-name="OrgFixedWidthBlock">SELECT</text:p>
      <text:p text:style-name="OrgFixedWidthBlock"> <text:s text:c="3"/>orders.status AS Estado_Orden,</text:p>
      <text:p text:style-name="OrgFixedWidthBlock"> <text:s text:c="3"/>count(orders.status) AS Total_Orden_Estado,</text:p>
      <text:p text:style-name="OrgFixedWidthBlock"> <text:s text:c="3"/>100 * ((count(orders.status) / (</text:p>
      <text:p text:style-name="OrgFixedWidthBlock"> <text:s text:c="11"/>SELECT</text:p>
      <text:p text:style-name="OrgFixedWidthBlock"> <text:s text:c="15"/>count(*)</text:p>
      <text:p text:style-name="OrgFixedWidthBlock"> <text:s text:c="11"/>FROM orders))) AS Proc_Rep_Estado</text:p>
      <text:p text:style-name="OrgFixedWidthBlock">FROM</text:p>
      <text:p text:style-name="OrgFixedWidthBlock"> <text:s text:c="3"/>orders</text:p>
      <text:p text:style-name="OrgFixedWidthBlock">GROUP BY</text:p>
      <text:p text:style-name="OrgFixedWidthBlockLastLine"> <text:s text:c="3"/>Estado_Orden;</text:p>
      <text:h text:style-name="Heading_20_1" text:outline-level="1" text:is-list-header="false">
<text:bookmark-start text:name="OrgXref.org6a15606"/>
<text:bookmark text:name="org6a15606"/>E
<text:bookmark-end text:name="OrgXref.org6a15606"/></text:h>
      <text:p text:style-name="OrgFixedWidthBlock">USE classicmodels;</text:p>
      <text:p text:style-name="OrgFixedWidthBlock"/>
      <text:p text:style-name="OrgFixedWidthBlock">-- clientes del empleado</text:p>
      <text:p text:style-name="OrgFixedWidthBlock">CREATE TEMPORARY TABLE IF NOT EXISTS Employee_Customer AS</text:p>
      <text:p text:style-name="OrgFixedWidthBlock">SELECT</text:p>
      <text:p text:style-name="OrgFixedWidthBlock"> <text:s text:c="3"/>t1.employeeNumber AS Numero_Empleado,</text:p>
      <text:p text:style-name="OrgFixedWidthBlock"> <text:s text:c="3"/>concat(t1.firstName, " ", t1.lastName) AS Nombre_Empleado,</text:p>
      <text:p text:style-name="OrgFixedWidthBlock"> <text:s text:c="3"/>t2.customerNumber AS Numero_Cliente</text:p>
      <text:p text:style-name="OrgFixedWidthBlock">FROM</text:p>
      <text:p text:style-name="OrgFixedWidthBlock"> <text:s text:c="3"/>employees AS t1</text:p>
      <text:p text:style-name="OrgFixedWidthBlock"> <text:s text:c="3"/>INNER JOIN customers AS t2 ON t1.employeeNumber = t2.salesRepEmployeeNumber;</text:p>
      <text:p text:style-name="OrgFixedWidthBlock"/>
      <text:p text:style-name="OrgFixedWidthBlock">-- Unidades y precio de la orden</text:p>
      <text:p text:style-name="OrgFixedWidthBlock">CREATE TEMPORARY TABLE IF NOT EXISTS Customer_Order AS</text:p>
      <text:p text:style-name="OrgFixedWidthBlock">SELECT</text:p>
      <text:p text:style-name="OrgFixedWidthBlock"> <text:s text:c="3"/>t1.customerNumber AS Numero_Cliente,</text:p>
      <text:p text:style-name="OrgFixedWidthBlock"> <text:s text:c="3"/>t2.quantityOrdered AS Cantidad_Ordenada,</text:p>
      <text:p text:style-name="OrgFixedWidthBlock"> <text:s text:c="3"/>t2.priceEach AS Precio_Unitario</text:p>
      <text:p text:style-name="OrgFixedWidthBlock">FROM</text:p>
      <text:p text:style-name="OrgFixedWidthBlock"> <text:s text:c="3"/>orders AS t1</text:p>
      <text:p text:style-name="OrgFixedWidthBlock"> <text:s text:c="3"/>INNER JOIN orderdetails AS t2 ON t1.orderNumber = t2.orderNumber;</text:p>
      <text:p text:style-name="OrgFixedWidthBlock"/>
      <text:p text:style-name="OrgFixedWidthBlock">-- Ordenes empleado</text:p>
      <text:p text:style-name="OrgFixedWidthBlock">CREATE TEMPORARY TABLE IF NOT EXISTS Ordenes_Empleado AS</text:p>
      <text:p text:style-name="OrgFixedWidthBlock">SELECT</text:p>
      <text:p text:style-name="OrgFixedWidthBlock"> <text:s text:c="3"/>t1.Numero_Empleado AS Numero_Empleado,</text:p>
      <text:p text:style-name="OrgFixedWidthBlock"> <text:s text:c="3"/>t1.Nombre_Empleado AS Nombre_Empleado,</text:p>
      <text:p text:style-name="OrgFixedWidthBlock"> <text:s text:c="3"/>t2.Cantidad_Ordenada AS Cantidad_Ordenada,</text:p>
      <text:p text:style-name="OrgFixedWidthBlock"> <text:s text:c="3"/>t2.Precio_Unitario AS Precio_Unitario</text:p>
      <text:p text:style-name="OrgFixedWidthBlock">FROM</text:p>
      <text:p text:style-name="OrgFixedWidthBlock"> <text:s text:c="3"/>Employee_Customer AS t1</text:p>
      <text:p text:style-name="OrgFixedWidthBlock"> <text:s text:c="3"/>INNER JOIN Customer_Order AS t2 ON t1.Numero_Cliente = t2.Numero_Cliente;</text:p>
      <text:p text:style-name="OrgFixedWidthBlock"/>
      <text:p text:style-name="OrgFixedWidthBlock">-- mostar los datos</text:p>
      <text:p text:style-name="OrgFixedWidthBlock">SELECT</text:p>
      <text:p text:style-name="OrgFixedWidthBlock"> <text:s text:c="3"/>Numero_Empleado AS Numero_Empleado,</text:p>
      <text:p text:style-name="OrgFixedWidthBlock"> <text:s text:c="3"/>Nombre_Empleado AS Nombre_Empleado,</text:p>
      <text:p text:style-name="OrgFixedWidthBlock"> <text:s text:c="3"/>sum(Cantidad_Ordenada) AS Total_Ordenes_Registradas,</text:p>
      <text:p text:style-name="OrgFixedWidthBlock"> <text:s text:c="3"/>sum(Cantidad_Ordenada * Precio_Unitario) AS Importe_Total_Ordenes</text:p>
      <text:p text:style-name="OrgFixedWidthBlock">FROM</text:p>
      <text:p text:style-name="OrgFixedWidthBlock"> <text:s text:c="3"/>Ordenes_Empleado</text:p>
      <text:p text:style-name="OrgFixedWidthBlock">GROUP BY</text:p>
      <text:p text:style-name="OrgFixedWidthBlock"> <text:s text:c="3"/>Numero_Empleado,</text:p>
      <text:p text:style-name="OrgFixedWidthBlock"> <text:s text:c="3"/>Nombre_Empleado</text:p>
      <text:p text:style-name="OrgFixedWidthBlock">ORDER BY</text:p>
      <text:p text:style-name="OrgFixedWidthBlock"> <text:s text:c="3"/>Importe_Total_Ordenes DESC;</text:p>
      <text:p text:style-name="OrgFixedWidthBlock"/>
      <text:p text:style-name="OrgFixedWidthBlockLastLine">DROP TABLE IF EXISTS Employee_Customer, Customer_Order, Ordenes_Empleado;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is Eduardo Galindo Amaya</dc:creator>
    <meta:initial-creator>Luis Eduardo Galindo Amaya</meta:initial-creator>
    <dc:date>2023-10-09T00:22:14</dc:date>
    <meta:creation-date>2023-10-09T00:22:14</meta:creation-date>
    <meta:generator>Emacs 27.1 (Org mode 9.3)</meta:generator>
    <meta:keyword/>
    <dc:subject/>
    <dc:title>Práctica 4</dc:title>
  </office:meta>
</office:document-meta>
</file>